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76c0" officeooo:paragraph-rsid="001e76c0"/>
    </style:style>
    <style:style style:name="P2" style:family="paragraph" style:parent-style-name="Standard">
      <style:text-properties fo:font-weight="bold" officeooo:rsid="001e76c0" officeooo:paragraph-rsid="001e76c0" style:font-weight-asian="bold" style:font-weight-complex="bold"/>
    </style:style>
    <style:style style:name="P3" style:family="paragraph" style:parent-style-name="Standard">
      <style:text-properties style:text-position="0% 100%" fo:font-size="14pt" fo:font-weight="bold" officeooo:rsid="001e76c0" officeooo:paragraph-rsid="001e76c0" style:font-size-asian="14pt" style:font-weight-asian="bold" style:font-size-complex="14pt" style:font-weight-complex="bold"/>
    </style:style>
    <style:style style:name="P4" style:family="paragraph" style:parent-style-name="Standard">
      <style:text-properties style:text-position="0% 100%" fo:font-size="14pt" fo:font-weight="bold" officeooo:rsid="001e76c0" officeooo:paragraph-rsid="00370301" style:font-size-asian="14pt" style:font-weight-asian="bold" style:font-size-complex="14pt" style:font-weight-complex="bold"/>
    </style:style>
    <style:style style:name="P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1e76c0" officeooo:paragraph-rsid="001e76c0"/>
    </style:style>
    <style:style style:name="P6" style:family="paragraph" style:parent-style-name="Text_20_body">
      <style:text-properties officeooo:rsid="001e76c0" officeooo:paragraph-rsid="001e76c0"/>
    </style:style>
    <style:style style:name="P7" style:family="paragraph" style:parent-style-name="Text_20_body">
      <style:text-properties officeooo:rsid="001f445d" officeooo:paragraph-rsid="001f445d"/>
    </style:style>
    <style:style style:name="P8" style:family="paragraph" style:parent-style-name="Text_20_body">
      <style:text-properties officeooo:rsid="001f445d" officeooo:paragraph-rsid="00209207"/>
    </style:style>
    <style:style style:name="P9" style:family="paragraph" style:parent-style-name="Text_20_body">
      <style:text-properties officeooo:rsid="001f445d" officeooo:paragraph-rsid="0020f76f"/>
    </style:style>
    <style:style style:name="P10" style:family="paragraph" style:parent-style-name="Text_20_body">
      <style:text-properties officeooo:paragraph-rsid="0020f76f"/>
    </style:style>
    <style:style style:name="P11" style:family="paragraph" style:parent-style-name="Text_20_body">
      <style:text-properties fo:font-weight="bold" officeooo:paragraph-rsid="0020f76f" style:font-weight-asian="bold" style:font-weight-complex="bold"/>
    </style:style>
    <style:style style:name="P12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13" style:family="paragraph" style:parent-style-name="Text_20_body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1f445d" officeooo:paragraph-rsid="00209207"/>
    </style:style>
    <style:style style:name="T1" style:family="text">
      <style:text-properties officeooo:rsid="001f445d"/>
    </style:style>
    <style:style style:name="T2" style:family="text">
      <style:text-properties officeooo:rsid="00209207"/>
    </style:style>
    <style:style style:name="T3" style:family="text">
      <style:text-properties officeooo:rsid="0020f76f"/>
    </style:style>
    <style:style style:name="T4" style:family="text">
      <style:text-properties officeooo:rsid="002ff0bb"/>
    </style:style>
    <style:style style:name="T5" style:family="text">
      <style:text-properties fo:font-size="20pt" officeooo:rsid="00364e9d" style:font-size-asian="17.5pt" style:font-size-complex="20pt"/>
    </style:style>
    <style:style style:name="T6" style:family="text">
      <style:text-properties officeooo:rsid="00364e9d"/>
    </style:style>
    <style:style style:name="T7" style:family="text">
      <style:text-properties officeooo:rsid="00370301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4"><text:tab/><text:tab/><text:tab/><text:span text:style-name="T5">##</text:span> <text:span text:style-name="T5">D2 BATCH EXAM PAPER ##</text:span></text:p>
      <text:p text:style-name="P3"/>
      <text:p text:style-name="P3"><text:span text:style-name="T4">=====</text:span>Write a menu driven program for following problem statement <text:span text:style-name="T4">=====</text:span></text:p>
      <text:p text:style-name="P1"/>
      <text:p text:style-name="P1">===============================================================</text:p>
      <text:p text:style-name="P1"/>
      <text:p text:style-name="P2">1.Printing Following Pattern </text:p>
      <text:p text:style-name="P1"/>
      <text:p text:style-name="P1"><text:s text:c="2"/><text:tab/><text:tab/><text:tab/><text:tab/>*</text:p>
      <text:p text:style-name="P1"><text:tab/><text:tab/><text:tab/>*<text:tab/>*</text:p>
      <text:p text:style-name="P1"><text:tab/><text:tab/>*<text:tab/>*<text:tab/>*</text:p>
      <text:p text:style-name="P1"><text:tab/>*<text:tab/>*<text:tab/>*<text:tab/>*</text:p>
      <text:p text:style-name="P1">*<text:tab/>*<text:tab/>*<text:tab/>*<text:tab/>*</text:p>
      <text:p text:style-name="P5"/>
      <text:p text:style-name="P1"/>
      <text:p text:style-name="P2">2. To print first n fibonacci terms according to user input.</text:p>
      <text:p text:style-name="P1"/>
      <text:p text:style-name="P1">------------------------------------------------------------------------------------------------------</text:p>
      <text:p text:style-name="P1">FOR REFERENCE :- <text:span text:style-name="T1">( WHAT IS FIBONACCI NUMBER )</text:span></text:p>
      <text:p text:style-name="P1"/>
      <text:p text:style-name="P6">The Fibonacci numbers are the numbers in the following integer sequence.</text:p>
      <text:p text:style-name="P12">0, 1, 1, 2, 3, 5, 8, 13, 21, 34, 55, 89, 144, ……..</text:p>
      <text:p text:style-name="P7">i/p = 5</text:p>
      <text:p text:style-name="P8">Expected <text:s/>o/p : - <text:s/>0<text:tab/>1<text:tab/>1<text:tab/>2<text:tab/>3</text:p>
      <text:p text:style-name="P13"/>
      <text:p text:style-name="P11"><text:span text:style-name="T2">3. Write a Program To print “HELLO <text:s/>“ using IF statement and “ DAC GUY’S “ using else statement.</text:span></text:p>
      <text:p text:style-name="P10"><text:span text:style-name="T3">NOTE : - IF and ELSE are from same if else statement . </text:span></text:p>
      <text:p text:style-name="P9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22:57:12.123556944</meta:creation-date>
    <dc:date>2020-03-12T23:22:03.640761368</dc:date>
    <meta:editing-duration>PT24M52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25" meta:character-count="743" meta:non-whitespace-character-count="615"/>
  </office:meta>
</office:document-meta>
</file>